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1" style:family="paragraph" style:parent-style-name="Standard">
      <style:paragraph-properties fo:break-before="page"/>
      <style:text-properties officeooo:paragraph-rsid="0009b07c"/>
    </style:style>
    <style:style style:name="P82" style:family="paragraph" style:parent-style-name="Standard">
      <style:paragraph-properties fo:break-before="page"/>
      <style:text-properties officeooo:rsid="000d51a0" officeooo:paragraph-rsid="000f335c"/>
    </style:style>
    <style:style style:name="P83"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4" style:family="paragraph" style:parent-style-name="Standard">
      <style:paragraph-properties fo:break-before="page"/>
      <style:text-properties fo:font-size="18pt" officeooo:rsid="000f335c" officeooo:paragraph-rsid="000f335c" style:font-size-asian="18pt" style:font-size-complex="18pt"/>
    </style:style>
    <style:style style:name="P85"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87" style:family="paragraph" style:parent-style-name="Text_20_body">
      <style:paragraph-properties fo:break-before="page"/>
      <style:text-properties officeooo:paragraph-rsid="006ced63"/>
    </style:style>
    <style:style style:name="P88"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9"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0" style:family="paragraph" style:parent-style-name="Text_20_body">
      <style:text-properties officeooo:rsid="0017b296" officeooo:paragraph-rsid="0017b296"/>
    </style:style>
    <style:style style:name="P91" style:family="paragraph" style:parent-style-name="Text_20_body">
      <style:text-properties officeooo:rsid="0052f7ba" officeooo:paragraph-rsid="0052f7ba"/>
    </style:style>
    <style:style style:name="P92"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3"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4"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97"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98"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11"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12" style:family="paragraph" style:parent-style-name="Text_20_body">
      <style:text-properties officeooo:paragraph-rsid="006ced63"/>
    </style:style>
    <style:style style:name="P113" style:family="paragraph" style:parent-style-name="Text_20_body">
      <style:text-properties officeooo:rsid="006ed215" officeooo:paragraph-rsid="007032ff"/>
    </style:style>
    <style:style style:name="P114" style:family="paragraph" style:parent-style-name="Text_20_body">
      <style:text-properties officeooo:paragraph-rsid="006ed215"/>
    </style:style>
    <style:style style:name="P115" style:family="paragraph" style:parent-style-name="Text_20_body">
      <style:text-properties officeooo:paragraph-rsid="007032ff"/>
    </style:style>
    <style:style style:name="P116" style:family="paragraph" style:parent-style-name="Text_20_body">
      <style:text-properties officeooo:rsid="007032ff" officeooo:paragraph-rsid="007032ff"/>
    </style:style>
    <style:style style:name="P117"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18" style:family="paragraph" style:parent-style-name="Table_20_Contents">
      <style:paragraph-properties fo:text-align="center" style:justify-single-word="false"/>
      <style:text-properties officeooo:rsid="006dc76e" officeooo:paragraph-rsid="006dc76e"/>
    </style:style>
    <style:style style:name="P119" style:family="paragraph" style:parent-style-name="Table_20_Contents">
      <style:text-properties fo:font-size="10pt" style:font-size-asian="10pt" style:font-size-complex="10pt"/>
    </style:style>
    <style:style style:name="P120" style:family="paragraph" style:parent-style-name="Table_20_Contents">
      <style:text-properties fo:font-size="12pt" style:font-size-asian="12pt" style:font-size-complex="12pt"/>
    </style:style>
    <style:style style:name="P121" style:family="paragraph" style:parent-style-name="Heading_20_2">
      <style:paragraph-properties fo:break-before="page"/>
    </style:style>
    <style:style style:name="P122"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23" style:family="paragraph" style:parent-style-name="Standard" style:list-style-name="L1">
      <style:text-properties officeooo:paragraph-rsid="0006a602"/>
    </style:style>
    <style:style style:name="P124" style:family="paragraph" style:parent-style-name="Standard" style:list-style-name="L1">
      <style:text-properties officeooo:rsid="0006a602" officeooo:paragraph-rsid="0006a602"/>
    </style:style>
    <style:style style:name="P125" style:family="paragraph" style:parent-style-name="Standard" style:list-style-name="L1">
      <style:text-properties style:text-underline-style="solid" style:text-underline-width="auto" style:text-underline-color="font-color" officeooo:rsid="0006a602" officeooo:paragraph-rsid="0006a602"/>
    </style:style>
    <style:style style:name="P126" style:family="paragraph" style:parent-style-name="Standard" style:list-style-name="L1">
      <style:text-properties officeooo:rsid="0006a784" officeooo:paragraph-rsid="0006a784"/>
    </style:style>
    <style:style style:name="P127" style:family="paragraph" style:parent-style-name="Standard" style:list-style-name="L1">
      <style:text-properties officeooo:rsid="000934ad" officeooo:paragraph-rsid="000934ad"/>
    </style:style>
    <style:style style:name="P128" style:family="paragraph" style:parent-style-name="Standard" style:list-style-name="L1">
      <style:text-properties officeooo:rsid="0006ea01" officeooo:paragraph-rsid="0006ea01"/>
    </style:style>
    <style:style style:name="P129" style:family="paragraph" style:parent-style-name="Standard" style:list-style-name="L2">
      <style:text-properties officeooo:paragraph-rsid="000a3f90"/>
    </style:style>
    <style:style style:name="P13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3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3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33" style:family="paragraph" style:parent-style-name="Standard" style:list-style-name="L2">
      <style:text-properties officeooo:rsid="000b5e49" officeooo:paragraph-rsid="000b5e49"/>
    </style:style>
    <style:style style:name="P134" style:family="paragraph" style:parent-style-name="Standard" style:list-style-name="L3">
      <style:text-properties officeooo:paragraph-rsid="000d51a0"/>
    </style:style>
    <style:style style:name="P135" style:family="paragraph" style:parent-style-name="Standard" style:list-style-name="L4">
      <style:text-properties officeooo:rsid="0011dbc5" officeooo:paragraph-rsid="0011dbc5"/>
    </style:style>
    <style:style style:name="P136" style:family="paragraph" style:parent-style-name="Standard" style:list-style-name="L4">
      <style:text-properties fo:font-weight="bold" officeooo:rsid="0011dbc5" officeooo:paragraph-rsid="0011dbc5" style:font-weight-asian="bold" style:font-weight-complex="bold"/>
    </style:style>
    <style:style style:name="P137"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138"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139"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140"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141"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142"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43"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44"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45"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46"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47"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48"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49"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50"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51"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52"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53"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54"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55"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56"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57"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58"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2024946377" text:style-name="L1">
        <text:list-header>
          <text:p text:style-name="P124"/>
        </text:list-header>
        <text:list-item>
          <text:p text:style-name="P124">Análisis de máximos y mínimos de las fluctuaciones, para intentar predecir la dirección del mercado.</text:p>
          <text:p text:style-name="P123"/>
        </text:list-item>
        <text:list-item>
          <text:p text:style-name="P123"><text:span text:style-name="T1">IMPORTANTE: ver dichos máximos y mínimos con respecto a los máximos y mínimos anteriores. → <text:tab/>APRENDER A LEER GRAFICO DE TRADING. </text:span><text:span text:style-name="T2">PUNTO 4</text:span></text:p>
          <text:p text:style-name="P123"/>
        </text:list-item>
        <text:list-item>
          <text:p text:style-name="P125"><text:span text:style-name="T2">TEORÍA DE DOW. </text:span>6 principios:</text:p>
        </text:list-item>
      </text:list>
      <text:p text:style-name="P2"/>
      <text:list xml:id="list192848685757847" text:continue-numbering="true" text:style-name="L1">
        <text:list-item>
          <text:list>
            <text:list-item>
              <text:p text:style-name="P124">Cualquier acontecimiento externo se ve en el gráfico.</text:p>
            </text:list-item>
          </text:list>
        </text:list-item>
      </text:list>
      <text:p text:style-name="P1"/>
      <text:list xml:id="list192848162818252" text:continue-numbering="true" text:style-name="L1">
        <text:list-item>
          <text:list>
            <text:list-item>
              <text:p text:style-name="P124">Mercado tiene 3 tendencias:</text:p>
              <text:list>
                <text:list-item>
                  <text:p text:style-name="P124">Primaria (largo plazo, entre 1 y 3 años)</text:p>
                </text:list-item>
                <text:list-item>
                  <text:p text:style-name="P124">Secundaria (medio plazo, entre 3 semanas y 3 meses)</text:p>
                </text:list-item>
                <text:list-item>
                  <text:p text:style-name="P124">Terciaria <text:span text:style-name="T24">o menor </text:span>(corto plazo, &lt; 3 semanas) </text:p>
                </text:list-item>
              </text:list>
            </text:list-item>
          </text:list>
        </text:list-item>
      </text:list>
      <text:p text:style-name="P2"/>
      <text:list xml:id="list192847525735483" text:continue-numbering="true" text:style-name="L1">
        <text:list-item>
          <text:list>
            <text:list-item>
              <text:p text:style-name="P123"><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24"><text:span text:style-name="T2">Tend. Prim. A</text:span>lcista →<text:span text:style-name="T2"> acumulación – tendencia – distribución</text:span></text:p>
                </text:list-item>
                <text:list-item>
                  <text:p text:style-name="P126">Tend. Prim. Bajista → acumulación – tendencia – pánico</text:p>
                </text:list-item>
              </text:list>
            </text:list-item>
          </text:list>
        </text:list-item>
      </text:list>
      <text:p text:style-name="P3"/>
      <text:list xml:id="list192848543999917" text:continue-numbering="true" text:style-name="L1">
        <text:list-item>
          <text:list>
            <text:list-item>
              <text:p text:style-name="P126">Volumen de negociación confirma la tendencia</text:p>
            </text:list-item>
          </text:list>
          <text:p text:style-name="P126"/>
          <text:list text:continue-numbering="true">
            <text:list-header>
              <text:p text:style-name="P127"><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27">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92846885712392" text:continue-numbering="true" text:style-name="L1">
        <text:list-item>
          <text:list>
            <text:list-item>
              <text:list>
                <text:list-item>
                  <text:p text:style-name="P126">Alcista: Si el precio sube, el volumen aumenta. Si el precio baja, el volumen disminuye.</text:p>
                </text:list-item>
                <text:list-item>
                  <text:p text:style-name="P126">Bajista: Si el precio sube, volumen baja. Si el precio baja, volumen aumenta.</text:p>
                </text:list-item>
              </text:list>
            </text:list-item>
          </text:list>
        </text:list-item>
      </text:list>
      <text:p text:style-name="P3"/>
      <text:list xml:id="list192847364695154" text:continue-numbering="true" text:style-name="L1">
        <text:list-item>
          <text:list>
            <text:list-item>
              <text:p text:style-name="P126">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92847005861893" text:continue-numbering="true" text:style-name="L1">
        <text:list-item>
          <text:list>
            <text:list-item>
              <text:p text:style-name="P126">Vigencia de la tendencia actual hasta que se demuestre el cambio.</text:p>
              <text:p text:style-name="P126"/>
            </text:list-item>
          </text:list>
        </text:list-item>
      </text:list>
      <text:p text:style-name="P3"/>
      <text:list xml:id="list192848551694566" text:continue-numbering="true" text:style-name="L1">
        <text:list-item>
          <text:p text:style-name="P126">ESCENARIOS ALCISTAS Y BAJISTAS. <text:s/>MERCADOS EN CONSOLIDACIÓN</text:p>
          <text:p text:style-name="P126"/>
          <text:list>
            <text:list-item>
              <text:p text:style-name="P126">Máximos más altos, mínimos más altos → mercado/tendencia alcista</text:p>
              <text:p text:style-name="P126"/>
            </text:list-item>
            <text:list-item>
              <text:p text:style-name="P126">Máximos más bajos, mínimos más bajos → mercado/tendencia bajista</text:p>
              <text:p text:style-name="P126"><text:soft-page-break/></text:p>
            </text:list-item>
            <text:list-item>
              <text:p text:style-name="P126">Mercado lateral o de consolidación, no ocurre ni a ni b.</text:p>
            </text:list-item>
          </text:list>
        </text:list-item>
      </text:list>
      <text:p text:style-name="P3"/>
      <text:p text:style-name="P3"/>
      <text:list xml:id="list192848333027920" text:continue-numbering="true" text:style-name="L1">
        <text:list-item>
          <text:p text:style-name="P128">SOPORTE O RESISTENCIA (zonas). <text:s/>Sirven para ver cuándo el mercado las “rompe”, buena opción para entrada a operar. Dan lugar a nuevas tendencias. PREDICE LA TENDENCIA DEL MERCADO (INDICA PUNTOS EXACTOS DE ENTRADA)</text:p>
          <text:p text:style-name="P128"/>
        </text:list-item>
      </text:list>
      <text:p text:style-name="P8"/>
      <text:list xml:id="list192847063189570" text:continue-numbering="true" text:style-name="L1">
        <text:list-item>
          <text:p text:style-name="P128">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1"><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2925185937" text:style-name="L2">
        <text:list-item>
          <text:p text:style-name="P129"><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30"/>
            </text:list-header>
            <text:list-item>
              <text:p text:style-name="P130">Determine la posición actual y la tendencia futura probable del mercado.</text:p>
              <text:p text:style-name="P130">Consolidado o en tendencia? Evaluación del mercado para futura tendencia (futuro cercano) Toma de decisiones a largo o corto plazo.</text:p>
              <text:p text:style-name="P130"/>
            </text:list-item>
            <text:list-item>
              <text:p text:style-name="P130">Seleccione acciones en armonía con la tendencia. En alcista, elegir acciones más fuertes que el mercado (mayores aumentos porcentuales que el mercado durante los repuntes y menores disminuciones durante las reacciones). Lo contrario para bajista.</text:p>
              <text:p text:style-name="P130"/>
            </text:list-item>
            <text:list-item>
              <text:p text:style-name="P130">Seleccione acciones con una “causa” que iguale o exceda su objetivo mínimo.</text:p>
              <text:p text:style-name="P130">Ley de Wyckoff de “Causa y Efecto”. Proyecciones P&amp;F (punto y figura).</text:p>
              <text:p text:style-name="P13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31"/>
            </text:list-item>
            <text:list-item>
              <text:p text:style-name="P131">Disponibilidad de acciones. </text:p>
              <text:p text:style-name="P131"/>
            </text:list-item>
            <text:list-item>
              <text:p text:style-name="P131">Elección de activo para operar. Escoger el activo que va en armonía con el mercado general. (más probabilidades de éxito).</text:p>
            </text:list-item>
          </text:list>
        </text:list-item>
      </text:list>
      <text:p text:style-name="P15"/>
      <text:p text:style-name="P15"/>
      <text:list xml:id="list192848806135548" text:continue-numbering="true" text:style-name="L2">
        <text:list-item>
          <text:p text:style-name="P132">Ciclo de precios en la teoría de Wyckoff.</text:p>
          <text:p text:style-name="P133"><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32"/>
        </text:list-item>
        <text:list-item>
          <text:p text:style-name="P132">Las 3 leyes del método Wyckoff:</text:p>
          <text:list>
            <text:list-header>
              <text:p text:style-name="P132"/>
            </text:list-header>
            <text:list-item>
              <text:p text:style-name="P132">Oferta y demanda: Demanda mayor que la oferta, el precio sube, al contrario, el precio baja. El trader/analista debe estudiar el equilibrio oferta/demanda comparando velas de precio y volumen.</text:p>
              <text:p text:style-name="P132"/>
            </text:list-item>
            <text:list-item>
              <text:p text:style-name="P132">Causa y efecto: La causa se mide mediante el recuento de volumen en un gráfico. El efecto es la distancia que se mueve el precio correspondiente a dicha causa.</text:p>
              <text:p text:style-name="P132"/>
            </text:list-item>
            <text:list-item>
              <text:p text:style-name="P132">Esfuerzo y resultado: Proporciona una advertencia de un posible cambio de tendencia en un futuro cercano.</text:p>
            </text:list-item>
          </text:list>
        </text:list-item>
      </text:list>
      <text:p text:style-name="P16"/>
      <text:p text:style-name="P16"/>
      <text:p text:style-name="P18"/>
      <text:h text:style-name="P121"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5"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3869799066" text:style-name="L3">
        <text:list-item>
          <text:p text:style-name="P134"><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92847304940755" text:continue-numbering="true" text:style-name="L3">
        <text:list-item>
          <text:p text:style-name="P134"><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92848462167180" text:continue-numbering="true" text:style-name="L3">
        <text:list-item>
          <text:p text:style-name="P134"><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92848691938769" text:continue-numbering="true" text:style-name="L3">
        <text:list-item>
          <text:p text:style-name="P134"><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92847420837875" text:continue-numbering="true" text:style-name="L3">
        <text:list-item>
          <text:p text:style-name="P134"><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928808878" text:style-name="L4">
        <text:list-item>
          <text:p text:style-name="P135"><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92847394977018" text:continue-numbering="true" text:style-name="L4">
        <text:list-item>
          <text:p text:style-name="P135"><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36">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4" draw:name="Imagen3" text:anchor-type="char" svg:x="8.745cm" svg:y="2.314cm" svg:width="9.43cm" svg:height="7.684cm" draw:z-index="2"><draw:image xlink:href="Pictures/1000000000000272000001FE7EA08A8E46970676.png" xlink:type="simple" xlink:show="embed" xlink:actuate="onLoad" draw:mime-type="image/png"/></draw:frame><draw:frame draw:style-name="fr4"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0"><text:a xlink:type="simple" xlink:href="https://www.mql5.com/en/docs/integration/python_metatrader5" text:style-name="Internet_20_link" text:visited-style-name="Visited_20_Internet_20_Link">https://www.mql5.com/en/docs/integration/python_metatrader5</text:a></text:p>
      <text:p text:style-name="P90"/>
      <text:p text:style-name="P90">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88"><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2"><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4" draw:name="Imagen4" text:anchor-type="char" svg:x="0cm" svg:y="0.31cm" svg:width="17cm" svg:height="9.567cm" draw:z-index="3"><draw:image xlink:href="Pictures/100000000000077F00000438D23C7F824114B3A5.png" xlink:type="simple" xlink:show="embed" xlink:actuate="onLoad" draw:mime-type="image/png"/></draw:frame><draw:frame draw:style-name="fr4"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3">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22" text:outline-level="4">Cambio de estrategia (charla 6/4/2021):</text:h>
      <text:p text:style-name="P92"/>
      <text:p text:style-name="P93">- Nos vamos a centrar ahora en 5 mercados, 1 forex, 2 metales, 2 energias (petroleo, por ejemplo).</text:p>
      <text:p text:style-name="P93">- Empezamos con una aplicacion/estragia para operar:</text:p>
      <text:p text:style-name="P93"><text:tab/>software: estrategia basica para operar, abrir posicion y cerrar.</text:p>
      <text:p text:style-name="P93"><text:tab/>Tiempo: evaluar la estrategia con backtesting. Evaluar en tiempo real.</text:p>
      <text:p text:style-name="P93"/>
      <text:p text:style-name="P93">Estrategias: <text:s/>de mas simple a mas compleja<text:tab/></text:p>
      <text:list xml:id="list2086983455" text:style-name="L5">
        <text:list-item>
          <text:p text:style-name="P142">pocas opciones de AA, no hay algoritmo exacto.</text:p>
        </text:list-item>
        <text:list-item>
          <text:p text:style-name="P143">aprendizaje por refuerzo</text:p>
        </text:list-item>
        <text:list-item>
          <text:p text:style-name="P143">mecanismo de gestion de cartera</text:p>
        </text:list-item>
      </text:list>
      <text:p text:style-name="P94"/>
      <text:p text:style-name="P94">Primera tarea:</text:p>
      <text:p text:style-name="P94">Entrada → datos y mi cartera</text:p>
      <text:p text:style-name="P94">Salida → abrir y cerrar posiciones y un resultado</text:p>
      <text:p text:style-name="P94">- La aplicación basica → ganancias, perdidas, comisiones,etc. Hoja de cálculo.</text:p>
      <text:p text:style-name="P94"/>
      <text:p text:style-name="P94">Mas adelante:</text:p>
      <text:p text:style-name="P94">- mercados, datos, cartera.</text:p>
      <text:p text:style-name="P94"><text:soft-page-break/></text:p>
      <text:p text:style-name="P95">DATOS OBTENIDOS:</text:p>
      <text:p text:style-name="P95"/>
      <text:p text:style-name="P91"><draw:frame draw:style-name="fr4"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1"><text:span text:style-name="T49"><text:tab/>5 AÑOS DE </text:span><text:span text:style-name="T50">GAS NATURAL</text:span><text:span text:style-name="T49"> USD</text:span></text:p>
      <text:p text:style-name="P95"/>
      <text:p text:style-name="P95"><text:tab/>10 AÑOS DE EURUS</text:p>
      <text:p text:style-name="P95"/>
      <text:p text:style-name="P95"><text:tab/>5 AÑOS DE PLATA EUR</text:p>
      <text:p text:style-name="P95"><text:tab/>5 AÑOS DE ORO DOLAR</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7">FUNCIONES USADAS:</text:p>
      <text:p text:style-name="P110">login:</text:p>
      <text:p text:style-name="P96">Para comprar y vender y probar cualquier estrategia, he creado una cuenta DEMO en el broker</text:p>
      <text:p text:style-name="P96">ICMARKETS. Este broker te da usuario contraseña y server para entrar a metatrader con dicha cuenta</text:p>
      <text:p text:style-name="P96">{INSERTAR FOTO}</text:p>
      <text:p text:style-name="P96">Demo trading account login details:</text:p>
      <text:p text:style-name="P96">Trading Platform:<text:tab/>MT5</text:p>
      <text:p text:style-name="P96">Login:<text:tab/><text:tab/><text:tab/>50526262</text:p>
      <text:p text:style-name="P96">Password:<text:tab/><text:tab/>******</text:p>
      <text:p text:style-name="P96">Server:<text:tab/><text:tab/><text:tab/>ICMarketsSC-Demo</text:p>
      <text:p text:style-name="P96"/>
      <text:p text:style-name="P110">buy y sell:</text:p>
      <text:p text:style-name="P97">Envía desde el terminal al servidor comercial una solicitud de ejecución de una operación comercial. La función es un análogo de OrderSend.</text:p>
      <text:p text:style-name="P97">order_send(</text:p>
      <text:p text:style-name="P97"><text:s text:c="3"/>request <text:s text:c="5"/>// estructura de la solicitud</text:p>
      <text:p text:style-name="P97"><text:s text:c="3"/>);</text:p>
      <text:p text:style-name="P97">request</text:p>
      <text:p text:style-name="P97">[in] <text:s/>Estructura del tipo MqlTradeRequest que describe la acción comercial necesaria. Parámetro no nombrado obligatorio. Más abajo, podrá ver un ejemplo con el rellenado de una solicitud y la composición de una enumeración.</text:p>
      <text:p text:style-name="P97"><text:a xlink:type="simple" xlink:href="https://www.mql5.com/es/docs/integration/python_metatrader5/mt5ordersend_py" text:style-name="Internet_20_link" text:visited-style-name="Visited_20_Internet_20_Link">https://www.mql5.com/es/docs/integration/python_metatrader5/mt5ordersend_py</text:a></text:p>
      <text:p text:style-name="P97"/>
      <text:p text:style-name="P98">Para comprar y vender se necesita tener el AutoTrading enabled, si no, siguiente error:</text:p>
      <text:p text:style-name="P97">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97"/>
      <text:p text:style-name="P97"/>
      <text:p text:style-name="P97"/>
      <text:p text:style-name="P97"><text:soft-page-break/></text:p>
      <text:p text:style-name="P99">Habilitar autotrading:</text:p>
      <text:p text:style-name="P100"><draw:custom-shape text:anchor-type="paragraph" draw:z-index="8" draw:name="Forma1" draw:style-name="gr1" draw:text-style-name="P158" svg:width="4.61cm" svg:height="1.168cm" svg:x="7.165cm" svg:y="1.942cm"><text:p/><draw:enhanced-geometry svg:viewBox="0 0 21600 21600" draw:type="rectangle" draw:enhanced-path="M 0 0 L 21600 0 21600 21600 0 21600 0 0 Z N"/></draw:custom-shape><draw:frame draw:style-name="fr4" draw:name="Imagen8" text:anchor-type="char" svg:x="0cm" svg:y="0.333cm" svg:width="17cm" svg:height="3.953cm" draw:z-index="7"><draw:image xlink:href="Pictures/100000000000029200000099CC6C8DE6784961CC.png" xlink:type="simple" xlink:show="embed" xlink:actuate="onLoad" draw:mime-type="image/png"/></draw:frame></text:p>
      <text:p text:style-name="P100">Otro posible error, usar type_filling = 1 (varia según simbolo).</text:p>
      <text:p text:style-name="P100">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0"><draw:frame draw:style-name="fr4" draw:name="Imagen9" text:anchor-type="char" svg:x="0cm" svg:y="0.298cm" svg:width="17cm" svg:height="1.229cm" draw:z-index="9"><draw:image xlink:href="Pictures/1000000000000650000000758171867C00AA31F8.png" xlink:type="simple" xlink:show="embed" xlink:actuate="onLoad" draw:mime-type="image/png"/></draw:frame></text:p>
      <text:p text:style-name="P100"/>
      <text:p text:style-name="P85"/>
      <text:p text:style-name="P101"><draw:frame draw:style-name="fr1" draw:name="Imagen10" text:anchor-type="char" svg:width="17cm" svg:height="8.758cm" draw:z-index="10"><draw:image xlink:href="Pictures/10000000000006720000035232A11BD645CB5EF9.png" xlink:type="simple" xlink:show="embed" xlink:actuate="onLoad" draw:mime-type="image/png"/></draw:frame></text:p>
      <text:p text:style-name="P101">Recapitulando datos, dataframe anual (parte de todo el dataset de eurusd en 10 años)</text:p>
      <text:p text:style-name="P101"/>
      <text:p text:style-name="P101">JUNTARÉ ESTOS DATOS CON BUY/SELL → ALGORITMO</text:p>
      <text:p text:style-name="P101"/>
      <text:p text:style-name="P101">— <text:span text:style-name="T57">PRIMERA ESTRATEGIA:</text:span></text:p>
      <text:p text:style-name="P102">Moving average <text:span text:style-name="T14">crossover</text:span>:</text:p>
      <text:p text:style-name="P102"><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2">- <text:span text:style-name="T58">Por qué una media móvil?</text:span></text:p>
      <text:p text:style-name="P103">Nos ayuda a eliminar el ruido en un grafico de precios</text:p>
      <text:p text:style-name="P103">Puede funcionar como <text:span text:style-name="T3">soporte</text:span> o <text:span text:style-name="T3">resistencia</text:span> (EXPLICAR ESTO ANTES, CONCEPTOS DE TRAING), es decir, el precio debería de ir por encima. Es un suelo, si el precio lo pasa, puede caer.</text:p>
      <text:p text:style-name="P103">Precio por encima de la media → tenderá a caer</text:p>
      <text:p text:style-name="P103">Precio por debajo de la media <text:s/>→ tenderá a subir</text:p>
      <text:p text:style-name="P103"/>
      <text:p text:style-name="P103"/>
      <text:p text:style-name="P103"/>
      <text:p text:style-name="P103"/>
      <text:p text:style-name="P111"><text:soft-page-break/>Tipos de media móvil:</text:p>
      <text:p text:style-name="P103">1- SMA (simple moving average) - media movil simple de 5 dias. Media diaria estudiada en un rango de 5 días.</text:p>
      <text:p text:style-name="P103">2- EMA (exponencial moving average) – mas peso a los precios mas recientes. Calculos mas complejos. La EMA reacciona más rápido a los cambios del precio que SMA (por estos pesos en los calculos).</text:p>
      <text:p text:style-name="P103"><draw:frame draw:style-name="fr4"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Ventanas de la Moving average (EMA o SMA). <text:span text:style-name="T59">Tambien llamado time frame, longitud o look back period.</text:span></text:p>
      <text:p text:style-name="P104">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4">Figura: 100-day average (azul claro) vs 30-day average (oscuro)</text:p>
      <text:p text:style-name="P105"><draw:frame draw:style-name="fr4" draw:name="Imagen12" text:anchor-type="char" svg:x="3.605cm" svg:y="-0.132cm" svg:width="9.791cm" svg:height="6.913cm" draw:z-index="12"><draw:image xlink:href="Pictures/100000000000063F000004697B263E12B0656186.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En la teoría, una <text:span text:style-name="T3">ventana más grande</text:span> beneficia más a los traders long-term (<text:span text:style-name="T3"> a largo plazo </text:span>). </text:p>
      <text:p text:style-name="P105">Una ventana <text:span text:style-name="T3">más pequeña</text:span> beneficia más a los de <text:span text:style-name="T3">corto plazo</text:span>.</text:p>
      <text:p text:style-name="P105"><text:soft-page-break/></text:p>
      <text:p text:style-name="P105">¿¿Qué son las crossover??</text:p>
      <text:p text:style-name="P105">Estrategias que usan medias móviles:</text:p>
      <text:p text:style-name="P106"><text:span text:style-name="T3">Price crossover:</text:span> cuando el precio cruza por encima o por debajo de la media móvil → señaliza un cambio potencial de tendencia.</text:p>
      <text:p text:style-name="P106"><text:span text:style-name="T3">Golden and dead cross:</text:span> usando dos medias moviles, una MA a corto plazo y otra a largo plazo. </text:p>
      <text:p text:style-name="P106">Cuando la MA a corto plazo supera a la de largo plazo → señal de compra (golden cross)</text:p>
      <text:p text:style-name="P106">Cuando la MA a largo plazo supera a la de corto plazo → señal de venta (dead/death cross)</text:p>
      <text:p text:style-name="P106"/>
      <text:p text:style-name="P106">VIDEO QUE APLICA EL GOLDEN CROSS: <text:a xlink:type="simple" xlink:href="https://www.youtube.com/watch?v=SEQbb8w7VTw" text:style-name="Internet_20_link" text:visited-style-name="Visited_20_Internet_20_Link"><text:span text:style-name="T57">https://www.youtube.com/watch?v=SEQbb8w7VTw</text:span></text:a></text:p>
      <text:p text:style-name="P106"/>
      <text:p text:style-name="P106"/>
      <text:p text:style-name="P107">Desarrollado golden y dead crossover, DESARROLLAR AQUI EL CODIGO, CAPTURA:</text:p>
      <text:p text:style-name="P107"><draw:frame draw:style-name="fr4" draw:name="Imagen13" text:anchor-type="char" svg:x="0cm" svg:y="0.265cm" svg:width="17cm" svg:height="9.562cm" draw:z-index="13"><draw:image xlink:href="Pictures/1000000000000780000004386EF977D714CA3FEC.png" xlink:type="simple" xlink:show="embed" xlink:actuate="onLoad" draw:mime-type="image/png"/></draw:frame></text:p>
      <text:p text:style-name="P107"/>
      <text:p text:style-name="P107">Algunos links usados (pandas, python, etc)</text:p>
      <text:p text:style-name="P107"><text:a xlink:type="simple" xlink:href="https://pandas.pydata.org/docs/user_guide/merging.html" text:style-name="Internet_20_link" text:visited-style-name="Visited_20_Internet_20_Link">https://pandas.pydata.org/docs/user_guide/merging.html</text:a></text:p>
      <text:p text:style-name="P107"><text:a xlink:type="simple" xlink:href="https://stackoverflow.com/questions/13411544/delete-column-from-pandas-dataframe" text:style-name="Internet_20_link" text:visited-style-name="Visited_20_Internet_20_Link">https://stackoverflow.com/questions/13411544/delete-column-from-pandas-dataframe</text:a></text:p>
      <text:p text:style-name="P107"><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07"><text:soft-page-break/><text:a xlink:type="simple" xlink:href="https://www.youtube.com/watch?v=SEQbb8w7VTw" text:style-name="Internet_20_link" text:visited-style-name="Visited_20_Internet_20_Link">https://www.youtube.com/watch?v=SEQbb8w7VTw</text:a></text:p>
      <text:p text:style-name="P107">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text:a xlink:type="simple" xlink:href="https://matplotlib.org/stable/api/_as_gen/matplotlib.pyplot.plot.html" text:style-name="Internet_20_link" text:visited-style-name="Visited_20_Internet_20_Link">https://matplotlib.org/stable/api/_as_gen/matplotlib.pyplot.plot.html</text:a></text:p>
      <text:p text:style-name="P107"><text:a xlink:type="simple" xlink:href="https://stackoverflow.com/questions/39964558/pandas-max-value-index/39964614" text:style-name="Internet_20_link" text:visited-style-name="Visited_20_Internet_20_Link">https://stackoverflow.com/questions/39964558/pandas-max-value-index/39964614</text:a></text:p>
      <text:p text:style-name="P107"/>
      <text:p text:style-name="P107"/>
      <text:p text:style-name="P107"/>
      <text:p text:style-name="P108"><draw:frame draw:style-name="fr1" draw:name="Imagen14" text:anchor-type="char" svg:width="17cm" svg:height="8.758cm" draw:z-index="14"><draw:image xlink:href="Pictures/1000000000000672000003527E2A48974B316D81.png" xlink:type="simple" xlink:show="embed" xlink:actuate="onLoad" draw:mime-type="image/png"/></draw:frame></text:p>
      <text:p text:style-name="P108"/>
      <text:p text:style-name="P86">BACKTESTING:</text:p>
      <text:p text:style-name="P109">Lo desarrollado antes es para tiempo real. Se puede ejecutar y probar pero para que sea más facil, he adapatado la funcion de medias moviles con parametros para indicar si queremos hacer backtesting</text:p>
      <text:p text:style-name="P109">Con la opcion de backtesting, voy cogiendo datos ya existentes y voy generando las medais de la misma forma que hago en tiempo real, solo que de esta forma puedo permitirme hacerlo en periodos de menos tiempo (x segundos, con sleeps).</text:p>
      <text:p text:style-name="P109">Ejemplos del funcionamiento de la estrategia con backtesting.</text:p>
      <text:p text:style-name="P89"><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137"/>
      <text:p text:style-name="P138">Accion: buy | Fecha y hora: 2020-10-08 02:00:00 | Precio: 1.17685</text:p>
      <text:p text:style-name="P138">Accion: sell | Fecha y hora: 2020-10-08 05:00:00 | Precio: 1.17664</text:p>
      <text:p text:style-name="P139">Accion: buy | Fecha y hora: 2020-10-08 06:00:00 | Precio: 1.1771</text:p>
      <text:p text:style-name="P140"><text:tab/><text:tab/><text:tab/></text:p>
      <text:p text:style-name="P80">ULTIMO PRECIO: 1.17<text:span text:style-name="T67">71</text:span></text:p>
      <text:p text:style-name="P80"/>
      <text:p text:style-name="P78">Balance: <text:span text:style-name="T68">-0.0006700000000001705</text:span></text:p>
      <text:p text:style-name="P141"/>
      <text:p text:style-name="P141"><draw:frame draw:style-name="fr4" draw:name="Imagen15" text:anchor-type="char" svg:x="0.034cm" svg:y="0cm" svg:width="8.557cm" svg:height="4.408cm" draw:z-index="15"><draw:image xlink:href="Pictures/1000000000000672000003527B4092EE46292337.png" xlink:type="simple" xlink:show="embed" xlink:actuate="onLoad" draw:mime-type="image/png"/></draw:frame><draw:frame draw:style-name="fr4" draw:name="Imagen16" text:anchor-type="char" svg:x="0.034cm" svg:y="4.406cm" svg:width="8.557cm" svg:height="4.408cm" draw:z-index="16"><draw:image xlink:href="Pictures/100000000000067200000352FE748C577993860F.png" xlink:type="simple" xlink:show="embed" xlink:actuate="onLoad" draw:mime-type="image/png"/></draw:frame><draw:frame draw:style-name="fr4" draw:name="Imagen17" text:anchor-type="char" svg:x="0.034cm" svg:y="8.812cm" svg:width="8.44cm" svg:height="4.348cm" draw:z-index="17"><draw:image xlink:href="Pictures/10000000000006720000035231CA9A27CBE55222.png" xlink:type="simple" xlink:show="embed" xlink:actuate="onLoad" draw:mime-type="image/png"/></draw:frame><draw:frame draw:style-name="fr4" draw:name="Imagen18" text:anchor-type="char" svg:x="9.47cm" svg:y="0.021cm" svg:width="8.557cm" svg:height="4.408cm" draw:z-index="18"><draw:image xlink:href="Pictures/100000000000067200000352F49B8A67CE92C6A5.png" xlink:type="simple" xlink:show="embed" xlink:actuate="onLoad" draw:mime-type="image/png"/></draw:frame><draw:frame draw:style-name="fr4" draw:name="Imagen19" text:anchor-type="char" svg:x="9.47cm" svg:y="4.427cm" svg:width="8.446cm" svg:height="4.352cm" draw:z-index="19"><draw:image xlink:href="Pictures/10000000000006720000035259E364B6C048F29E.png" xlink:type="simple" xlink:show="embed" xlink:actuate="onLoad" draw:mime-type="image/png"/></draw:frame><draw:frame draw:style-name="fr4" draw:name="Imagen20" text:anchor-type="char" svg:x="9.47cm" svg:y="8.777cm" svg:width="8.428cm" svg:height="4.343cm" draw:z-index="20"><draw:image xlink:href="Pictures/100000000000067200000352ECFB3EA9A4F05564.png" xlink:type="simple" xlink:show="embed" xlink:actuate="onLoad" draw:mime-type="image/png"/></draw:frame></text:p>
      <text:p text:style-name="P87"><text:span text:style-name="T52">MISMO INICIO, 48 HORAS</text:span><text:span text:style-name="T51">:</text:span></text:p>
      <text:p text:style-name="P144"/>
      <table:table table:name="Tabla1" table:style-name="Tabla1">
        <table:table-column table:style-name="Tabla1.A"/>
        <table:table-column table:style-name="Tabla1.B"/>
        <table:table-row table:style-name="TableLine2076773990624">
          <table:table-cell table:style-name="Tabla1.A1" office:value-type="string">
            <text:p text:style-name="P118">INICIO</text:p>
          </table:table-cell>
          <table:table-cell table:style-name="Tabla1.A1" office:value-type="string">
            <text:p text:style-name="P118">MEDIO</text:p>
          </table:table-cell>
        </table:table-row>
        <table:table-row table:style-name="TableLine2076773993072">
          <table:table-cell table:style-name="Tabla1.A1" office:value-type="string">
            <text:p text:style-name="Table_20_Contents"><draw:frame draw:style-name="fr3"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2"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076814250800">
          <table:table-cell table:style-name="Tabla1.A1" office:value-type="string">
            <text:p text:style-name="P118">FIN </text:p>
          </table:table-cell>
          <table:table-cell table:style-name="Tabla1.A1" office:value-type="string">
            <text:p text:style-name="P118">MOVIMIENTOS Y BALANCE</text:p>
          </table:table-cell>
        </table:table-row>
        <table:table-row table:style-name="TableLine2076814243728">
          <table:table-cell table:style-name="Tabla1.A1" office:value-type="string">
            <text:p text:style-name="Table_20_Contents"><draw:frame draw:style-name="fr1"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19">Accion: buy | Fecha y hora: 2020-10-08 02:00:00 | Precio: 1.17685</text:p>
            <text:p text:style-name="P119">Accion: sell | Fecha y hora: 2020-10-08 05:00:00 | Precio: 1.17664</text:p>
            <text:p text:style-name="P119">Accion: buy | Fecha y hora: 2020-10-08 06:00:00 | Precio: 1.1771</text:p>
            <text:p text:style-name="P119">Accion: sell | Fecha y hora: 2020-10-08 12:00:00 | Precio: 1.17607</text:p>
            <text:p text:style-name="P119">Accion: buy | Fecha y hora: 2020-10-08 21:00:00 | Precio: 1.17584</text:p>
            <text:p text:style-name="P119">Accion: sell | Fecha y hora: 2020-10-09 10:00:00 | Precio: 1.17738</text:p>
            <text:p text:style-name="P119">Accion: buy | Fecha y hora: 2020-10-09 12:00:00 | Precio: 1.1802</text:p>
            <text:p text:style-name="P119"/>
            <text:p text:style-name="P119">ULTIMO PRECIO: 1.1825</text:p>
            <text:p text:style-name="P119"/>
            <text:p text:style-name="P120">Balance: <text:span text:style-name="T64">-0.0004499999999998394</text:span></text:p>
          </table:table-cell>
        </table:table-row>
      </table:table>
      <text:p text:style-name="P144"/>
      <text:p text:style-name="P146"/>
      <text:p text:style-name="P147">DISTINTOS HIPERPARAMETROS, MISMO PERIODO:</text:p>
      <text:p text:style-name="P147">- Mas diferencias en las ventanas: ventana grande mas grande (3 y 10)</text:p>
      <text:p text:style-name="P112"><text:span text:style-name="T51">Balance: </text:span><text:span text:style-name="T65">+</text:span><text:span text:style-name="T66">0.005090000000000039</text:span></text:p>
      <text:p text:style-name="P147">- Mas diferencias en las ventanas: ventana grande mas grande (3 y 15)</text:p>
      <text:p text:style-name="P114"><text:span text:style-name="T51">Balance: </text:span><text:span text:style-name="T65">+</text:span><text:span text:style-name="T66">0.0038999999999997925</text:span></text:p>
      <text:p text:style-name="P113"><text:span text:style-name="T49">- </text:span><text:span text:style-name="T53">Ventanas 5 y 15</text:span></text:p>
      <text:p text:style-name="P115"><text:span text:style-name="T51">Balance: </text:span><text:span text:style-name="T65">+</text:span><text:span text:style-name="T66">0.005279999999999951</text:span></text:p>
      <text:p text:style-name="P145"/>
      <text:p text:style-name="P117"><text:span text:style-name="T55">C</text:span><text:span text:style-name="T54">ONCLUSIONES:</text:span></text:p>
      <text:p text:style-name="P116"><text:span text:style-name="T51">Y</text:span><text:span text:style-name="T49">A TENEMOS UNA ESTRATEGIA BASICA QUE NOS DA UNA SERIE DE ACCIONES Y QUE FUNCIONA RELATIVAMENTE BIEN (OBTENEMOS BENEFICIOS) SEGÚN USEMOS LOS HIPERPARAMETROS</text:span></text:p>
      <text:p text:style-name="P148"><text:soft-page-break/>INFLUYE TAMBIEN QUE LA ACTUALIZACION ES POR HORA, ENTONCES NO HACEMOS UN CASO MUY PRECISO A LAS MEDIAS (SI SE ACTUALIZARA AL MINUTO, TENDRIAMOS MAYOR CAPACIDAD DE REACCIONAR A LOS CAMBIOS DE MEDIAS)</text:p>
      <text:p text:style-name="P148"/>
      <text:p text:style-name="P148"/>
      <text:p text:style-name="P149">Charla 20/04</text:p>
      <text:p text:style-name="P149"/>
      <text:p text:style-name="P149">REESTRUCTURACION DE LO QUE TENGO</text:p>
      <text:p text:style-name="P150">Siguiendo lo dado en la asignatura de fundamentos de ingenieria del software, asignatura de segundo.</text:p>
      <text:p text:style-name="P156">Objetivos del proyecto (ver pratica 1 FIS):</text:p>
      <text:p text:style-name="P150">- Incluir descripcion y breves resumenes de los objetivos.</text:p>
      <text:p text:style-name="P150">OBJ 1: El sistema conectará con la cuenta del usuario de MetaTrader5, para poder hacer operaciones y visualizar datos en tiempo real.</text:p>
      <text:p text:style-name="P150">OBJ 2: El sistema permitirá a los usuarios visualizar <text:s/>esquemas en tiempo real del mercado que quiera visualizar.</text:p>
      <text:p text:style-name="P150">OBJ 3: El sistema permitirá a los usuarios hacer compras y ventas de manera manual en un mercado concreto, a través de MT5.</text:p>
      <text:p text:style-name="P150">OBJ 4: El sistema desarrollará varios modelos para predecir el comportamiento de los mercados.</text:p>
      <text:p text:style-name="P150">OBJ 5: El sistema permitirá a los usuarios hacer compras y ventas de manera automatizada en un periodo de tiempo y mercado concretos, eligiendo los modelos de predicción mencionados.</text:p>
      <text:p text:style-name="P154">OBJ 6: El sistema permitirá a los usuarios probar cada uno de los modelos en un periodo de tiempo fijo, a modo de backtesting.</text:p>
      <text:p text:style-name="P150"/>
      <text:p text:style-name="P157">Requisitos funcionales:</text:p>
      <text:p text:style-name="P151">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52"><text:span text:style-name="T3">RF-1. </text:span><text:span text:style-name="T9">Gestiones de</text:span><text:span text:style-name="T3"> MetaTrader5.</text:span> </text:p>
      <text:p text:style-name="P152"><text:tab/><text:span text:style-name="T9">RF-1.1. Login en MetaTrader5</text:span><text:span text:style-name="T71">. </text:span>El usuario de la aplicación podrá conectarse con su cuenta de Metatrader5, comercial o demo, para poder hacer el uso completo de la APP.</text:p>
      <text:p text:style-name="P152"><text:tab/><text:span text:style-name="T9">RF-1.2. Ver capital disponible</text:span><text:span text:style-name="T71">. El usuario podrá ver el capital disponible en su cuenta de MT5.</text:span></text:p>
      <text:p text:style-name="P152"><text:tab/><text:span text:style-name="T9">RF-1.3. El usuario podrá ver resúmenes/info de las operaciones</text:span><text:span text:style-name="T71"> realizadas y de operaciones que en ese momento aún no se han cerrado.</text:span></text:p>
      <text:p text:style-name="P155">RF-<text:span text:style-name="T69">2</text:span>. <text:span text:style-name="T69">Visualización de datos.</text:span></text:p>
      <text:p text:style-name="P151"><text:soft-page-break/><text:tab/><text:span text:style-name="T7">RF-2.1. Ver datos de mercado específico</text:span><text:span text:style-name="T69">. El usuario de la aplicación podrá ver información de precios de un mercado específico.</text:span></text:p>
      <text:p text:style-name="P151"><text:tab/><text:span text:style-name="T7">RF-2.2. Ver datos de mercado en rango de tiempo específico</text:span><text:span text:style-name="T69">. El usuario de la aplicación podrá ver información de precios entre dos fechas específicas.</text:span></text:p>
      <text:p text:style-name="P151"><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54"><text:span text:style-name="T3">RF-3. Realizar operaciones de compra y venta de forma manual</text:span>, en un mercado, con sus respectivos parámetros.</text:p>
      <text:p text:style-name="P154"><text:span text:style-name="T3">RF-4. El usuario podrá elegir un modelo y realizar trading algorítmico</text:span>. También podrá parametrizarlo según modelo y elegir tiempo en el que quiere dejar haciendo las operaciones automáticas. </text:p>
      <text:p text:style-name="P154"><text:span text:style-name="T3">RF-5. El usuario podrá elegir un modelo y realizar trading algorítmico a modo de backtesting</text:span>. De esta forma podrá testear cada uno de los modelos en un mercado y periodo de tiempo fijados.</text:p>
      <text:p text:style-name="P151"/>
      <text:p text:style-name="P151"/>
      <text:p text:style-name="P153">AÑADIR POR AHI ATRAS, DESCRIPCION DE LO QUE ES EL MARCO DE TIEMPO: <text:a xlink:type="simple" xlink:href="https://es.fxssi.com/que-es-el-marco-de-tiempo" text:style-name="Internet_20_link" text:visited-style-name="Visited_20_Internet_20_Link">https://es.fxssi.com/que-es-el-marco-de-tiempo</text:a></text:p>
      <text:p text:style-name="P153"/>
      <text:p text:style-name="P153"/>
      <text:p text:style-name="P84">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5-02T19:28:46.624000000</dc:date>
    <meta:editing-duration>P1DT22H55M46S</meta:editing-duration>
    <meta:editing-cycles>70</meta:editing-cycles>
    <meta:document-statistic meta:table-count="1" meta:image-count="23" meta:object-count="0" meta:page-count="27" meta:paragraph-count="372" meta:word-count="4704" meta:character-count="33894" meta:non-whitespace-character-count="29378"/>
  </office:meta>
</office:document-meta>
</file>